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sans-serif"/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e02a4" officeooo:paragraph-rsid="000fe7e8"/>
    </style:style>
    <style:style style:name="P2" style:family="paragraph" style:parent-style-name="Standard">
      <style:text-properties style:font-name="Ubuntu" fo:font-weight="bold" officeooo:rsid="000e02a4" officeooo:paragraph-rsid="000fe7e8" style:font-weight-asian="bold" style:font-weight-complex="bold"/>
    </style:style>
    <style:style style:name="P3" style:family="paragraph" style:parent-style-name="Standard">
      <style:text-properties style:font-name="Ubuntu" fo:font-size="9pt" officeooo:rsid="000e02a4" officeooo:paragraph-rsid="000fe7e8" style:font-size-asian="9pt" style:font-size-complex="9pt"/>
    </style:style>
    <style:style style:name="P4" style:family="paragraph" style:parent-style-name="Standard">
      <style:text-properties style:font-name="Ubuntu" fo:font-size="9pt" fo:font-weight="bold" officeooo:rsid="000e02a4" officeooo:paragraph-rsid="000fe7e8" style:font-size-asian="9pt" style:font-weight-asian="bold" style:font-size-complex="9pt" style:font-weight-complex="bold"/>
    </style:style>
    <style:style style:name="P5" style:family="paragraph" style:parent-style-name="Standard">
      <style:text-properties fo:font-variant="normal" fo:text-transform="none" fo:color="#000000" style:font-name="Ubuntu" fo:font-size="9pt" fo:letter-spacing="normal" fo:font-style="normal" fo:font-weight="normal" officeooo:rsid="000e72f4" officeooo:paragraph-rsid="000fe7e8" style:font-size-asian="9pt" style:font-size-complex="9pt"/>
    </style:style>
    <style:style style:name="P6" style:family="paragraph" style:parent-style-name="Standard">
      <style:text-properties officeooo:paragraph-rsid="000fe7e8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color="#777777" fo:font-size="25.25pt" fo:font-weight="bold" officeooo:paragraph-rsid="000fe7e8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3333cc" officeooo:paragraph-rsid="000fe7e8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fe7e8"/>
    </style:style>
    <style:style style:name="P10" style:family="paragraph" style:parent-style-name="Standard">
      <style:text-properties style:font-name="Ubuntu" fo:font-size="9pt" officeooo:rsid="000e02a4" style:font-size-asian="9pt" style:font-size-complex="9pt"/>
    </style:style>
    <style:style style:name="P11" style:family="paragraph" style:parent-style-name="Standard">
      <style:text-properties style:font-name="Ubuntu" fo:font-size="9pt" officeooo:rsid="000e02a4" officeooo:paragraph-rsid="000fe7e8" style:font-size-asian="9pt" style:font-size-complex="9pt"/>
    </style:style>
    <style:style style:name="P12" style:family="paragraph" style:parent-style-name="Standard">
      <style:text-properties style:font-name="Ubuntu" fo:font-size="9pt" officeooo:rsid="000e02a4" officeooo:paragraph-rsid="001198ac" style:font-size-asian="9pt" style:font-size-complex="9pt"/>
    </style:style>
    <style:style style:name="P13" style:family="paragraph" style:parent-style-name="Standard">
      <style:text-properties style:font-name="Ubuntu" fo:font-size="9pt" officeooo:rsid="001341f0" officeooo:paragraph-rsid="001341f0" style:font-size-asian="9pt" style:font-size-complex="9pt"/>
    </style:style>
    <style:style style:name="P14" style:family="paragraph" style:parent-style-name="Standard">
      <style:text-properties style:font-name="Ubuntu" fo:font-weight="bold" officeooo:rsid="000e02a4" officeooo:paragraph-rsid="000fe7e8" style:font-weight-asian="bold" style:font-weight-complex="bold"/>
    </style:style>
    <style:style style:name="P15" style:family="paragraph" style:parent-style-name="Standard">
      <style:text-properties fo:color="#000000" style:font-name="Ubuntu" fo:font-size="9pt" officeooo:rsid="000e02a4" officeooo:paragraph-rsid="000fe7e8" style:font-size-asian="9pt" style:font-size-complex="9pt"/>
    </style:style>
    <style:style style:name="P16" style:family="paragraph" style:parent-style-name="Text_20_body">
      <style:text-properties officeooo:paragraph-rsid="001198ac"/>
    </style:style>
    <style:style style:name="T1" style:family="text">
      <style:text-properties fo:font-variant="normal" fo:text-transform="none" fo:color="#000000" fo:font-size="8.19999980926514pt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style:font-size-asian="10.5pt" style:font-size-complex="12pt"/>
    </style:style>
    <style:style style:name="T4" style:family="text">
      <style:text-properties fo:font-variant="normal" fo:text-transform="none" fo:color="#000000" fo:font-size="12pt" fo:letter-spacing="normal" fo:font-style="normal" officeooo:rsid="001341f0" style:font-size-asian="10.5pt" style:font-size-complex="12pt"/>
    </style:style>
    <style:style style:name="T5" style:family="text"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T6" style:family="text">
      <style:text-properties fo:font-variant="normal" fo:text-transform="none" fo:color="#000000" style:font-name="Ubuntu" fo:font-size="9pt" fo:letter-spacing="normal" fo:font-style="normal" fo:font-weight="normal" officeooo:rsid="000e02a4" style:font-size-asian="9pt" style:font-size-complex="9pt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font-name="Ubuntu" fo:font-size="9pt" fo:letter-spacing="normal" fo:font-style="normal" style:text-underline-style="none" fo:font-weight="normal" officeooo:rsid="000e02a4" style:text-blinking="false" style:font-size-asian="9pt" style:font-size-complex="9pt"/>
    </style:style>
    <style:style style:name="T9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 fo:background-color="#ffffff"/>
    </style:style>
    <style:style style:name="T11" style:family="text">
      <style:text-properties fo:font-variant="normal" fo:text-transform="none" fo:color="#0b0080" style:text-line-through-style="none" style:font-name="sans-serif" fo:font-size="8.19999980926514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font-name="Ubuntu" fo:font-size="9pt" fo:letter-spacing="normal" fo:font-style="normal" style:text-underline-style="none" fo:font-weight="normal" officeooo:rsid="000e02a4" style:text-blinking="false" style:font-size-asian="9pt" style:font-size-complex="9pt"/>
    </style:style>
    <style:style style:name="T13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style:text-line-through-style="none" style:font-name="Ubuntu" fo:font-size="9pt" fo:letter-spacing="normal" fo:font-style="normal" style:text-underline-style="none" fo:font-weight="normal" officeooo:rsid="000e02a4" style:text-blinking="false" style:font-size-asian="9pt" style:font-size-complex="9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style:font-name="Ubuntu" fo:font-size="9pt" fo:letter-spacing="normal" fo:font-style="normal" fo:font-weight="normal" officeooo:rsid="000e02a4" style:font-size-asian="9pt" style:font-size-complex="9pt"/>
    </style:style>
    <style:style style:name="T17" style:family="text">
      <style:text-properties fo:font-variant="normal" fo:text-transform="none" fo:color="#70579d" style:text-line-through-style="none" style:font-name="Verdana" fo:font-size="8.19999980926514pt" fo:letter-spacing="normal" fo:font-style="normal" style:text-underline-style="none" fo:font-weight="bold" style:text-blinking="false"/>
    </style:style>
    <style:style style:name="T18" style:family="text">
      <style:text-properties fo:font-variant="normal" fo:text-transform="none" fo:color="#333333" fo:letter-spacing="normal"/>
    </style:style>
    <style:style style:name="T19" style:family="text">
      <style:text-properties fo:font-variant="normal" fo:text-transform="none" fo:color="#333333" style:font-name="Verdana" fo:font-size="8.19999980926514pt" fo:letter-spacing="normal" fo:font-style="normal" fo:font-weight="normal"/>
    </style:style>
    <style:style style:name="T20" style:family="text">
      <style:text-properties officeooo:rsid="001024e6"/>
    </style:style>
    <style:style style:name="T21" style:family="text">
      <style:text-properties fo:color="#000088" style:text-line-through-style="none" fo:font-size="24pt" style:text-underline-style="none" fo:font-weight="bold" style:text-blinking="false"/>
    </style:style>
    <style:style style:name="T22" style:family="text">
      <style:text-properties fo:color="#000088" style:text-line-through-style="none" fo:font-size="24pt" style:text-underline-style="none" style:text-blinking="false"/>
    </style:style>
    <style:style style:name="T23" style:family="text">
      <style:text-properties fo:font-size="24pt"/>
    </style:style>
    <style:style style:name="T24" style:family="text">
      <style:text-properties fo:color="#444488" style:text-line-through-style="none" style:text-underline-style="none" style:text-blinking="false"/>
    </style:style>
    <style:style style:name="T25" style:family="text">
      <style:text-properties fo:color="#555555" style:text-line-through-style="none" style:text-underline-style="none" style:text-blinking="false" fo:background-color="#ddddff"/>
    </style:style>
    <style:style style:name="T26" style:family="text">
      <style:text-properties fo:color="#555555" style:text-line-through-style="none" style:text-underline-style="none" fo:font-weight="bold" style:text-blinking="false" fo:background-color="#ddddff"/>
    </style:style>
    <style:style style:name="T27" style:family="text">
      <style:text-properties fo:color="#888888" fo:background-color="#ddddff"/>
    </style:style>
    <style:style style:name="T28" style:family="text">
      <style:text-properties fo:color="#008800" style:text-line-through-style="none" style:text-underline-style="none" fo:font-weight="bold" style:text-blinking="false" fo:background-color="#ddddff"/>
    </style:style>
    <style:style style:name="T29" style:family="text">
      <style:text-properties officeooo:rsid="001198ac"/>
    </style:style>
    <style:style style:name="T30" style:family="text">
      <style:text-properties officeooo:rsid="0011d68b"/>
    </style:style>
    <style:style style:name="T31" style:family="text">
      <style:text-properties officeooo:rsid="001341f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gabe-Möglichkeiten</text:p>
      <text:p text:style-name="P1"><text:span text:style-name="T20">Juli </text:span>19<text:span text:style-name="T20">96</text:span></text:p>
      <text:p text:style-name="P1"><text:span text:style-name="T20">Wannabe</text:span> - <text:span text:style-name="T20">Spice Girls</text:span>- 19<text:span text:style-name="T20">96</text:span></text:p>
      <text:p text:style-name="P1">(<text:span text:style-name="T20">http://rateyourmusic.com/release/single/spice_girls/wannabe/</text:span>)</text:p>
      <text:p text:style-name="P1"/>
      <text:p text:style-name="P2">Musik:</text:p>
      <text:p text:style-name="P13">1<text:tab/>Street Spirit (Fade Out) [CD 1]<text:tab/></text:p>
      <text:p text:style-name="P13">Radiohead </text:p>
      <text:p text:style-name="P13">Street Spirit (Fade Out) [CD 1] </text:p>
      <text:p text:style-name="P13">Alternative Rock</text:p>
      <text:p text:style-name="P13">Avg rating: 4.09 | Ratings: 813 | Reviews (total): 46 | Buy this release</text:p>
      <text:p text:style-name="P13"/>
      <text:p text:style-name="P13">2<text:tab/>While My Guitar Gently Weeps / Blackbird<text:tab/></text:p>
      <text:p text:style-name="P13">The Beatles </text:p>
      <text:p text:style-name="P13">While My Guitar Gently Weeps / Blackbird </text:p>
      <text:p text:style-name="P13">Rock</text:p>
      <text:p text:style-name="P13">Avg rating: 4.06 | Ratings: 343 | Reviews (total): 9 | Buy this release</text:p>
      <text:p text:style-name="P13"/>
      <text:p text:style-name="P13">3<text:tab/>Hyper-ballad<text:tab/></text:p>
      <text:p text:style-name="P13">Björk </text:p>
      <text:p text:style-name="P13">Hyper-ballad </text:p>
      <text:p text:style-name="P13">Electronic, Art Pop</text:p>
      <text:p text:style-name="P13">Avg rating: 4.07 | Ratings: 455 | Reviews (total): 23 | Buy this release</text:p>
      <text:p text:style-name="P13"/>
      <text:p text:style-name="P13">4<text:tab/>1979<text:tab/></text:p>
      <text:p text:style-name="P13">The Smashing Pumpkins </text:p>
      <text:p text:style-name="P13">1979 </text:p>
      <text:p text:style-name="P13">Alternative Rock</text:p>
      <text:p text:style-name="P13">Avg rating: 4.05 | Ratings: 733 | Reviews (total): 36 | Buy this release</text:p>
      <text:p text:style-name="P13"/>
      <text:p text:style-name="P13">5<text:tab/>Speed Trials / Angeles / I Don't Think I'm Ever Gonna Figure It Out<text:tab/></text:p>
      <text:p text:style-name="P13">Elliott Smith </text:p>
      <text:p text:style-name="P13">Speed Trials / Angeles / I Don't Think I'm Ever Gonna Figure It Out </text:p>
      <text:p text:style-name="P13">Lo-Fi Indie, Singer/Songwriter, Indie Folk</text:p>
      <text:p text:style-name="P13">Avg rating: 4.08 | Ratings: 275 | Reviews (total): 7 | Buy this release</text:p>
      <text:p text:style-name="P13"/>
      <text:p text:style-name="P13">6<text:tab/>Midnight in a Perfect World / Mutual Slump<text:tab/></text:p>
      <text:p text:style-name="P13">DJ Shadow </text:p>
      <text:p text:style-name="P13">Midnight in a Perfect World / Mutual Slump </text:p>
      <text:p text:style-name="P13">Instrumental Hip Hop, Trip Hop, Plunderphonics</text:p>
      <text:p text:style-name="P13">Avg rating: 4.03 | Ratings: 289 | Reviews (total): 9 | Buy this release</text:p>
      <text:p text:style-name="P13"/>
      <text:p text:style-name="P13">7<text:tab/>One Day / Ride My Car<text:tab/></text:p>
      <text:p text:style-name="P13">UGK </text:p>
      <text:p text:style-name="P13">One Day / Ride My Car </text:p>
      <text:p text:style-name="P13">Dirty South, Gangsta Rap</text:p>
      <text:p text:style-name="P13">Avg rating: 4.00 | Ratings: 185 | Reviews (total): 10 | Buy this release</text:p>
      <text:p text:style-name="P13"/>
      <text:p text:style-name="P13">8<text:tab/>I Just Wasn't Made for These Times / Wouldn't It Be Nice / Here Today<text:tab/></text:p>
      <text:p text:style-name="P13">The Beach Boys </text:p>
      <text:p text:style-name="P13">I Just Wasn't Made for These Times / Wouldn't It Be Nice / Here Today </text:p>
      <text:p text:style-name="P13">Baroque Pop</text:p>
      <text:p text:style-name="P13">Avg rating: 4.12 | Ratings: 80 | Reviews (total): 5 | Buy this release</text:p>
      <text:p text:style-name="P13"/>
      <text:p text:style-name="P13">9<text:tab/>Don't Look Back in Anger<text:tab/></text:p>
      <text:p text:style-name="P13">Oasis </text:p>
      <text:p text:style-name="P13">Don't Look Back in Anger </text:p>
      <text:p text:style-name="P13">Britpop</text:p>
      <text:p text:style-name="P13">Avg rating: 3.93 | Ratings: 691 | Reviews (total): 29 | Buy this release</text:p>
      <text:p text:style-name="P13"/>
      <text:p text:style-name="P13">10<text:tab/>Across the Universe / Two of Us<text:tab/></text:p>
      <text:p text:style-name="P13">The Beatles </text:p>
      <text:p text:style-name="P13">Across the Universe / Two of Us </text:p>
      <text:p text:style-name="P13">Psychedelic Folk, Psychedelic Pop</text:p>
      <text:p text:style-name="P13">Avg rating: 3.93 | Ratings: 155 | Reviews (total): 5 | Buy this release</text:p>
      <text:p text:style-name="P6"/>
      <text:p text:style-name="P2">Geschichte:</text:p>
      <text:p text:style-name="P16"><text:soft-page-break/><text:a xlink:type="simple" xlink:href="http://de.wikipedia.org/wiki/3._Juli"><text:span text:style-name="T8">3. Juli</text:span></text:a><text:span text:style-name="T6">: </text:span><text:a xlink:type="simple" xlink:href="http://de.wikipedia.org/wiki/Konkordat"><text:span text:style-name="T8">Konkordat</text:span></text:a><text:span text:style-name="T6"> zwischen dem </text:span><text:a xlink:type="simple" xlink:href="http://de.wikipedia.org/wiki/Heiliger_Stuhl"><text:span text:style-name="T8">Heiligen Stuhl</text:span></text:a><text:span text:style-name="T6"> und </text:span><text:a xlink:type="simple" xlink:href="http://de.wikipedia.org/wiki/Sachsen"><text:span text:style-name="T8">Sachsen</text:span></text:a></text:p>
      <text:p text:style-name="P16"><text:a xlink:type="simple" xlink:href="http://de.wikipedia.org/wiki/7._Juli"><text:span text:style-name="T8">7. Juli</text:span></text:a><text:span text:style-name="T6">: Niger. </text:span><text:a xlink:type="simple" xlink:href="http://de.wikipedia.org/wiki/Präsidentschaftswahlen_in_Niger_1996"><text:span text:style-name="T8">Präsidentschaftswahlen</text:span></text:a></text:p>
      <text:p text:style-name="P16"><text:a xlink:type="simple" xlink:href="http://de.wikipedia.org/wiki/25._Juli"><text:span text:style-name="T8">25. Juli</text:span></text:a><text:span text:style-name="T6">: Militärputsch durch Major </text:span><text:a xlink:type="simple" xlink:href="http://de.wikipedia.org/wiki/Pierre_Buyoya"><text:span text:style-name="T8">Pierre Buyoya</text:span></text:a><text:span text:style-name="T6"> in </text:span><text:a xlink:type="simple" xlink:href="http://de.wikipedia.org/wiki/Burundi"><text:span text:style-name="T8">Burundi</text:span></text:a></text:p>
      <text:p text:style-name="P16"><text:a xlink:type="simple" xlink:href="http://de.wikipedia.org/wiki/31._Juli"><text:span text:style-name="T8">31. Juli</text:span></text:a><text:span text:style-name="T6">: Wirtschaftssanktionen gegen Burundi als Folge des Militärputsches</text:span></text:p>
      <text:p text:style-name="P15"/>
      <text:p text:style-name="P12">(<text:span text:style-name="T29">http://de.wikipedia.org/wiki/1996#Juli</text:span>)</text:p>
      <text:p text:style-name="P1"/>
      <text:p text:style-name="P1"/>
      <text:p text:style-name="P2">Film:</text:p>
      <text:p text:style-name="P10"><text:span text:style-name="T30">1<text:tab/></text:span>Versprochen ist versprochen (1996)</text:p>
      <text:p text:style-name="P10"><text:span text:style-name="T30">2<text:tab/></text:span>Independence Day (1996)</text:p>
      <text:p text:style-name="P10"><text:span text:style-name="T30">3<text:tab/></text:span>Fargo - Blutiger Schnee (1996)</text:p>
      <text:p text:style-name="P10"><text:span text:style-name="T30">4<text:tab/></text:span>William Shakespeares Romeo &amp; Julia (1996)</text:p>
      <text:p text:style-name="P10"><text:span text:style-name="T30">5<text:tab/></text:span>Trainspotting - Neue Helden (1996)</text:p>
      <text:p text:style-name="P12">(http://www.imdb.com/year/19<text:span text:style-name="T29">96</text:span>)</text:p>
      <text:p text:style-name="P3"/>
      <text:p text:style-name="P3"/>
      <text:p text:style-name="P2">Games:</text:p>
      <text:p text:style-name="P3"/>
      <text:p text:style-name="P3">(<text:a xlink:type="simple" xlink:href="http://www.gamespot.com/search/?q=1972">http://www.gamespot.com/search/?q=19</text:a><text:span text:style-name="T31">96</text:span>)</text:p>
      <text:p text:style-name="P3"/>
      <text:p text:style-name="P3"/>
      <text:p text:style-name="P4"><text:span text:style-name="T4">Inventions</text:span><text:span text:style-name="T1">:</text:span></text:p>
      <text:p text:style-name="P3"><text:span text:style-name="T2">1972: The first </text:span><text:a xlink:type="simple" xlink:href="http://en.wikipedia.org/wiki/Video_game_console"><text:span text:style-name="T10">video game console</text:span></text:a><text:span text:style-name="T2">, used primarily for playing video games on a TV, is the </text:span><text:a xlink:type="simple" xlink:href="http://en.wikipedia.org/wiki/Magnavox_Odyssey"><text:span text:style-name="T10">Magnavox Odyssey</text:span></text:a><text:span text:style-name="T2">.</text:span></text:p>
      <text:p text:style-name="P5">(http://en.wikipedia.org/wiki/Timeline_of_inven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sans-serif"/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7:08:07.587323000</meta:creation-date>
    <dc:date>2014-01-06T14:10:05.236091000</dc:date>
    <meta:editing-duration>PT5M23S</meta:editing-duration>
    <meta:editing-cycles>6</meta:editing-cycles>
    <meta:generator>LibreOffice/4.1.3.2$MacOSX_x86 LibreOffice_project/70feb7d99726f064edab4605a8ab840c50ec57a</meta:generator>
    <meta:document-statistic meta:table-count="0" meta:image-count="0" meta:object-count="0" meta:page-count="2" meta:paragraph-count="73" meta:word-count="434" meta:character-count="2598" meta:non-whitespace-character-count="2207"/>
  </office:meta>
</office:document-meta>
</file>